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to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85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86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3.976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0.788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1.117cm"/>
    </style:style>
    <style:style style:name="co13" style:family="table-column">
      <style:table-column-properties fo:break-before="auto" style:column-width="1.143cm"/>
    </style:style>
    <style:style style:name="co14" style:family="table-column">
      <style:table-column-properties fo:break-before="auto" style:column-width="1.605cm"/>
    </style:style>
    <style:style style:name="co15" style:family="table-column">
      <style:table-column-properties fo:break-before="auto" style:column-width="1.252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279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1.169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4.438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permisos" table:style-name="ta1"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viewer</text:p>
          </table:table-cell>
        </table:table-row>
        <table:table-row table:style-name="ro1">
          <table:table-cell office:value-type="string" calcext:value-type="string">
            <text:p>create_permission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_permission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date_permission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_permission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_group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d_group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group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group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_group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eate_use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us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_user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user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user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us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_use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use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_projec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_projec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jec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projec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_projec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project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effect_propierti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ffect_propier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_effect_propiertie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ffect_propierty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effect_propiertie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effect_propier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_effect_propierti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ffect_propier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aggregato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aggreg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_aggregator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ggregator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aggregator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ggreg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_aggregato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ggreg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factor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facto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_factor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factor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factor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factor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lete_factor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facto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_action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ac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_action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action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action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action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lete_action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c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_effec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ffec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ad_effec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ffec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effec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effec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lete_effec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effec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reate_propierti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propiert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ad_propiertie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pierty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propiertie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propiert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lete_propierti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propierty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reate_variabl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varia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_variable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variable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variable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varia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ete_variable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variab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ate_se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se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_se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se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se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se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lete_se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se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_cu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ad_cu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cu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cu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lete_cu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reate_inpu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_inpu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pu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inpu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inp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lete_inpu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put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ate_input_cu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input_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ead_input_cut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input_cut</text:p>
          </table:table-cell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pdate_input_cuts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input_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lete_input_cut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input_cut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</table:table>
      <table:table table:name="usuarios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mailAdminist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mail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mailL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mailExp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office:value-type="string" calcext:value-type="string">
            <text:p>emailVie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password</text:p>
          </table:table-cell>
        </table:table-row>
      </table:table>
      <table:table table:name="proyectos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Proyecto de prueba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emailAdministrator</text:p>
          </table:table-cell>
        </table:table-row>
        <table:table-row table:style-name="ro1">
          <table:table-cell office:value-type="string" calcext:value-type="string">
            <text:p>Proyecto de prueba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emailManager</text:p>
          </table:table-cell>
        </table:table-row>
        <table:table-row table:style-name="ro1">
          <table:table-cell office:value-type="string" calcext:value-type="string">
            <text:p>Proyecto de prueba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mailLeader</text:p>
          </table:table-cell>
        </table:table-row>
        <table:table-row table:style-name="ro1">
          <table:table-cell office:value-type="string" calcext:value-type="string">
            <text:p>Proyecto de prueba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emailExpert</text:p>
          </table:table-cell>
        </table:table-row>
        <table:table-row table:style-name="ro1">
          <table:table-cell office:value-type="string" calcext:value-type="string">
            <text:p>Proyecto de prueba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emailViewer</text:p>
          </table:table-cell>
        </table:table-row>
        <table:table-row table:style-name="ro1">
          <table:table-cell office:value-type="string" calcext:value-type="string">
            <text:p>Proyecto vací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emailAdministrator</text:p>
          </table:table-cell>
        </table:table-row>
        <table:table-row table:style-name="ro1">
          <table:table-cell office:value-type="string" calcext:value-type="string">
            <text:p>Proyecto vací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manager</text:p>
          </table:table-cell>
          <table:table-cell office:value-type="string" calcext:value-type="string">
            <text:p>emailManager</text:p>
          </table:table-cell>
        </table:table-row>
        <table:table-row table:style-name="ro1">
          <table:table-cell office:value-type="string" calcext:value-type="string">
            <text:p>Proyecto vací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mailLeader</text:p>
          </table:table-cell>
        </table:table-row>
        <table:table-row table:style-name="ro1">
          <table:table-cell office:value-type="string" calcext:value-type="string">
            <text:p>Proyecto vací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emailExpert</text:p>
          </table:table-cell>
        </table:table-row>
        <table:table-row table:style-name="ro1">
          <table:table-cell office:value-type="string" calcext:value-type="string">
            <text:p>Proyecto vací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viewer</text:p>
          </table:table-cell>
          <table:table-cell office:value-type="string" calcext:value-type="string">
            <text:p>emailViewer</text:p>
          </table:table-cell>
        </table:table-row>
      </table:table>
      <table:table table:name="factores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1.</text:p>
          </table:table-cell>
          <table:table-cell office:value-type="string" calcext:value-type="string">
            <text:p>F 1.1.1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1.</text:p>
          </table:table-cell>
          <table:table-cell office:value-type="string" calcext:value-type="string">
            <text:p>F 1.1.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1.</text:p>
          </table:table-cell>
          <table:table-cell office:value-type="string" calcext:value-type="string">
            <text:p>F 1.1.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1.</text:p>
          </table:table-cell>
          <table:table-cell office:value-type="string" calcext:value-type="string">
            <text:p>F 1.1.4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2.</text:p>
          </table:table-cell>
          <table:table-cell office:value-type="string" calcext:value-type="string">
            <text:p>F 1.2.1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1.</text:p>
          </table:table-cell>
          <table:table-cell office:value-type="string" calcext:value-type="string">
            <text:p>F 1.2.</text:p>
          </table:table-cell>
          <table:table-cell office:value-type="string" calcext:value-type="string">
            <text:p>F 1.2.2.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1.</text:p>
          </table:table-cell>
          <table:table-cell office:value-type="string" calcext:value-type="string">
            <text:p>F 2.1.1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1.</text:p>
          </table:table-cell>
          <table:table-cell office:value-type="string" calcext:value-type="string">
            <text:p>F 2.1.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1.</text:p>
          </table:table-cell>
          <table:table-cell office:value-type="string" calcext:value-type="string">
            <text:p>F 2.1.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1.</text:p>
          </table:table-cell>
          <table:table-cell office:value-type="string" calcext:value-type="string">
            <text:p>F 2.1.4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2.</text:p>
          </table:table-cell>
          <table:table-cell office:value-type="string" calcext:value-type="string">
            <text:p>F 2.2.1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biente</text:p>
          </table:table-cell>
          <table:table-cell office:value-type="string" calcext:value-type="string">
            <text:p>F 2.</text:p>
          </table:table-cell>
          <table:table-cell office:value-type="string" calcext:value-type="string">
            <text:p>F 2.2.</text:p>
          </table:table-cell>
          <table:table-cell office:value-type="string" calcext:value-type="string">
            <text:p>F 2.2.2.</text:p>
          </table:table-cell>
          <table:table-cell office:value-type="float" office:value="1" calcext:value-type="float">
            <text:p>1</text:p>
          </table:table-cell>
        </table:table-row>
      </table:table>
      <table:table table:name="acciones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1.</text:p>
          </table:table-cell>
          <table:table-cell office:value-type="string" calcext:value-type="string">
            <text:p>A 1.1.1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1.</text:p>
          </table:table-cell>
          <table:table-cell office:value-type="string" calcext:value-type="string">
            <text:p>A 1.1.2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1.</text:p>
          </table:table-cell>
          <table:table-cell office:value-type="string" calcext:value-type="string">
            <text:p>A 1.1.3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1.</text:p>
          </table:table-cell>
          <table:table-cell office:value-type="string" calcext:value-type="string">
            <text:p>A 1.1.4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2.</text:p>
          </table:table-cell>
          <table:table-cell office:value-type="string" calcext:value-type="string">
            <text:p>A 1.2.1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1.</text:p>
          </table:table-cell>
          <table:table-cell office:value-type="string" calcext:value-type="string">
            <text:p>A 1.2.</text:p>
          </table:table-cell>
          <table:table-cell office:value-type="string" calcext:value-type="string">
            <text:p>A 1.2.2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1.</text:p>
          </table:table-cell>
          <table:table-cell office:value-type="string" calcext:value-type="string">
            <text:p>A 2.1.1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1.</text:p>
          </table:table-cell>
          <table:table-cell office:value-type="string" calcext:value-type="string">
            <text:p>A 2.1.2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1.</text:p>
          </table:table-cell>
          <table:table-cell office:value-type="string" calcext:value-type="string">
            <text:p>A 2.1.3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1.</text:p>
          </table:table-cell>
          <table:table-cell office:value-type="string" calcext:value-type="string">
            <text:p>A 2.1.4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2.</text:p>
          </table:table-cell>
          <table:table-cell office:value-type="string" calcext:value-type="string">
            <text:p>A 2.2.1.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A 2.</text:p>
          </table:table-cell>
          <table:table-cell office:value-type="string" calcext:value-type="string">
            <text:p>A 2.2.</text:p>
          </table:table-cell>
          <table:table-cell office:value-type="string" calcext:value-type="string">
            <text:p>A 2.2.2.</text:p>
          </table:table-cell>
        </table:table-row>
      </table:table>
      <table:table table:name="propiedades" table:style-name="ta1">
        <table:table-column table:style-name="co7" table:default-cell-style-name="ce1"/>
        <table:table-column table:style-name="co2" table:number-columns-repeated="3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Intensidad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444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Muy Alta</text:p>
          </table:table-cell>
          <table:table-cell office:value-type="string" calcext:value-type="string">
            <text:p>0.556</text:p>
          </table:table-cell>
          <table:table-cell office:value-type="string" calcext:value-type="string">
            <text:p>0.889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7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ensión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ntu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Parcial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Extensa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0.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ensión crítica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mento</text:p>
          </table:table-cell>
          <table:table-cell office:value-type="string" calcext:value-type="string">
            <text:p>Sin descripción</text:p>
          </table:table-cell>
          <table:table-cell office:value-type="string" calcext:value-type="string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media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Medio Plazo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Largo Plazo</text:p>
          </table:table-cell>
          <table:table-cell office:value-type="string" calcext:value-type="string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mento crítico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sistencia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gaz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Permanente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versibilidad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o Plaz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Medio Plazo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533</text:p>
          </table:table-cell>
          <table:table-cell office:value-type="string" calcext:value-type="string">
            <text:p>Irreversible</text:p>
          </table:table-cell>
          <table:table-cell office:value-type="string" calcext:value-type="string">
            <text:p>0.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nergía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n sinergismo (simple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Sinérgic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Muy Sinérgic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umulación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j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Alt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recto (secundario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3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0.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7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eriodicidad</text:p>
          </table:table-cell>
          <table:table-cell office:value-type="string" calcext:value-type="string">
            <text:p>Sin descripció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regular o aperiódico y discontinu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Periódico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Continuo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cuperabilidad</text:p>
          </table:table-cell>
          <table:table-cell office:value-type="string" calcext:value-type="string">
            <text:p>Sin descripció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uparable de manera inmedi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Recuperable a medio plazo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Mitigable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571</text:p>
          </table:table-cell>
          <table:table-cell office:value-type="string" calcext:value-type="string">
            <text:p>0.714</text:p>
          </table:table-cell>
          <table:table-cell office:value-type="string" calcext:value-type="string">
            <text:p>Irrecuperable</text:p>
          </table:table-cell>
          <table:table-cell office:value-type="string" calcext:value-type="string">
            <text:p>0.7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agregadore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4" table:default-cell-style-name="ce1"/>
        <table:table-column table:style-name="co2" table:default-cell-style-name="ce1"/>
        <table:table-column table:style-name="co16" table:number-columns-repeated="4" table:default-cell-style-name="ce1"/>
        <table:table-column table:style-name="co2" table:default-cell-style-name="ce1"/>
        <table:table-column table:style-name="co15" table:number-columns-repeated="4" table:default-cell-style-name="ce1"/>
        <table:table-column table:style-name="co2" table:default-cell-style-name="ce1"/>
        <table:table-column table:style-name="co17" table:number-columns-repeated="4" table:default-cell-style-name="ce1"/>
        <table:table-column table:style-name="co2" table:default-cell-style-name="ce1"/>
        <table:table-column table:style-name="co18" table:number-columns-repeated="4" table:default-cell-style-name="ce1"/>
        <table:table-column table:style-name="co2" table:default-cell-style-name="ce1"/>
        <table:table-column table:style-name="co19" table:number-columns-repeated="4" table:default-cell-style-name="ce1"/>
        <table:table-column table:style-name="co2" table:number-columns-repeated="2" table:default-cell-style-name="ce1"/>
        <table:table-column table:style-name="co20" table:number-columns-repeated="4" table:default-cell-style-name="ce1"/>
        <table:table-column table:style-name="co2" table:number-columns-repeated="98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0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mportancia</text:p>
          </table:table-cell>
          <table:table-cell office:value-type="string" calcext:value-type="string">
            <text:p>Importancia de un efec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_combinatio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Importancia media</text:p>
          </table:table-cell>
          <table:table-cell office:value-type="string" calcext:value-type="string">
            <text:p>Promedio de importanci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mple_averag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Importancia ponderada</text:p>
          </table:table-cell>
          <table:table-cell office:value-type="string" calcext:value-type="string">
            <text:p>Promedio de importancias ponderado por el peso del fac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eighted_averag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Importancia máxima</text:p>
          </table:table-cell>
          <table:table-cell office:value-type="string" calcext:value-type="string">
            <text:p>Mayor importa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imum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Importancia mínima</text:p>
          </table:table-cell>
          <table:table-cell office:value-type="string" calcext:value-type="string">
            <text:p>Mínima importanc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imum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emadamente Perjudicia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69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Muy Perjudicial</text:p>
          </table:table-cell>
          <table:table-cell office:value-type="string" calcext:value-type="string">
            <text:p>-0.846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692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Perjudicial</text:p>
          </table:table-cell>
          <table:table-cell office:value-type="string" calcext:value-type="string">
            <text:p>-0.538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-0.385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Irrelevante</text:p>
          </table:table-cell>
          <table:table-cell office:value-type="string" calcext:value-type="string">
            <text:p>-0.231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-0.077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Beneficiosa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Muy beneficiosa</text:p>
          </table:table-cell>
          <table:table-cell office:value-type="string" calcext:value-type="string">
            <text:p>0.385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538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Extremadamente beneficiosa</text:p>
          </table:table-cell>
          <table:table-cell office:value-type="string" calcext:value-type="string">
            <text:p>0.69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1</text:p>
          </table:table-cell>
          <table:table-cell table:style-name="Default"/>
          <table:table-cell table:number-columns-repeated="98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ectos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"/>
        </table:table-row>
      </table:table>
      <table:table table:name="Intensidad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office:value-type="string" calcext:value-type="string">
            <text:p>Media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Al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Baj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Al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Baj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Baja</text:p>
          </table:table-cell>
          <table:table-cell/>
          <table:table-cell office:value-type="string" calcext:value-type="string">
            <text:p>Med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Al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Med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Baja</text:p>
          </table:table-cell>
          <table:table-cell table:number-columns-repeated="3"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Alta</text:p>
          </table:table-cell>
          <table:table-cell table:number-columns-repeated="10"/>
        </table:table-row>
      </table:table>
      <table:table table:name="Extensión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Par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Punt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Puntu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Puntu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Puntu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Puntual</text:p>
          </table:table-cell>
          <table:table-cell/>
          <table:table-cell office:value-type="string" calcext:value-type="string">
            <text:p>Extens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Exten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Par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Extensa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Extensa</text:p>
          </table:table-cell>
          <table:table-cell table:number-columns-repeated="3"/>
          <table:table-cell office:value-type="string" calcext:value-type="string">
            <text:p>Punt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Puntual</text:p>
          </table:table-cell>
          <table:table-cell table:number-columns-repeated="10"/>
        </table:table-row>
      </table:table>
      <table:table table:name="Extensión crítica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Baj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Bajo</text:p>
          </table:table-cell>
          <table:table-cell/>
          <table:table-cell office:value-type="string" calcext:value-type="string">
            <text:p>Ba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Ba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Baj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Baj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Bajo</text:p>
          </table:table-cell>
          <table:table-cell table:number-columns-repeated="3"/>
          <table:table-cell office:value-type="string" calcext:value-type="string">
            <text:p>Ba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Bajo</text:p>
          </table:table-cell>
          <table:table-cell table:number-columns-repeated="10"/>
        </table:table-row>
      </table:table>
      <table:table table:name="Momento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Medio Plaz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Medio Plaz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Medio Plaz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Medio Plaz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Medio Plaz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Medio Plazo</text:p>
          </table:table-cell>
          <table:table-cell/>
          <table:table-cell office:value-type="string" calcext:value-type="string">
            <text:p>Medio Plaz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Medi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Medi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Medio Plaz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Medio Plaz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Medio Plazo</text:p>
          </table:table-cell>
          <table:table-cell table:number-columns-repeated="3"/>
          <table:table-cell office:value-type="string" calcext:value-type="string">
            <text:p>Medio Plaz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Medio Plazo</text:p>
          </table:table-cell>
          <table:table-cell table:number-columns-repeated="10"/>
        </table:table-row>
      </table:table>
      <table:table table:name="Momento crítico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Baj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Bajo</text:p>
          </table:table-cell>
          <table:table-cell/>
          <table:table-cell office:value-type="string" calcext:value-type="string">
            <text:p>Ba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Ba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Baj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Baj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Bajo</text:p>
          </table:table-cell>
          <table:table-cell table:number-columns-repeated="3"/>
          <table:table-cell office:value-type="string" calcext:value-type="string">
            <text:p>Ba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Bajo</text:p>
          </table:table-cell>
          <table:table-cell table:number-columns-repeated="10"/>
        </table:table-row>
      </table:table>
      <table:table table:name="Persistencia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Tempo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Tempo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Tempor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Tempo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Tempor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Temporal</text:p>
          </table:table-cell>
          <table:table-cell/>
          <table:table-cell office:value-type="string" calcext:value-type="string">
            <text:p>Tempor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Temp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Tempo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Temporal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Temporal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Temporal</text:p>
          </table:table-cell>
          <table:table-cell table:number-columns-repeated="3"/>
          <table:table-cell office:value-type="string" calcext:value-type="string">
            <text:p>Tempo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Temporal</text:p>
          </table:table-cell>
          <table:table-cell table:number-columns-repeated="10"/>
        </table:table-row>
      </table:table>
      <table:table table:name="Reversibilidad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Corto Plaz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Corto Plaz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Corto Plaz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Corto Plaz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Corto Plaz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Corto Plazo</text:p>
          </table:table-cell>
          <table:table-cell/>
          <table:table-cell office:value-type="string" calcext:value-type="string">
            <text:p>Corto Plaz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Corto Plaz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Corto Pla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Corto Plaz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Corto Plaz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Corto Plazo</text:p>
          </table:table-cell>
          <table:table-cell table:number-columns-repeated="3"/>
          <table:table-cell office:value-type="string" calcext:value-type="string">
            <text:p>Corto Plaz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Corto Plazo</text:p>
          </table:table-cell>
          <table:table-cell table:number-columns-repeated="10"/>
        </table:table-row>
      </table:table>
      <table:table table:name="Sinergía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Sinérg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Sinérg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Sinérgi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Sinérgic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Sinérgic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Sinérgico</text:p>
          </table:table-cell>
          <table:table-cell/>
          <table:table-cell office:value-type="string" calcext:value-type="string">
            <text:p>Sinérgic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Sinérg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Sinérgi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Sinérgic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Sinérgic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Sinérgico</text:p>
          </table:table-cell>
          <table:table-cell table:number-columns-repeated="3"/>
          <table:table-cell office:value-type="string" calcext:value-type="string">
            <text:p>Sinérg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Sinérgico</text:p>
          </table:table-cell>
          <table:table-cell table:number-columns-repeated="10"/>
        </table:table-row>
      </table:table>
      <table:table table:name="Acumulación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Baj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Baj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Baj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Bajo</text:p>
          </table:table-cell>
          <table:table-cell/>
          <table:table-cell office:value-type="string" calcext:value-type="string">
            <text:p>Ba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Ba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Ba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Baj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Baj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Bajo</text:p>
          </table:table-cell>
          <table:table-cell table:number-columns-repeated="3"/>
          <table:table-cell office:value-type="string" calcext:value-type="string">
            <text:p>Baj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Bajo</text:p>
          </table:table-cell>
          <table:table-cell table:number-columns-repeated="10"/>
        </table:table-row>
      </table:table>
      <table:table table:name="Efecto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Direc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Direc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Direc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Direct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Direct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Directo</text:p>
          </table:table-cell>
          <table:table-cell/>
          <table:table-cell office:value-type="string" calcext:value-type="string">
            <text:p>Direct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Direc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Direc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Direct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Direct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Directo</text:p>
          </table:table-cell>
          <table:table-cell table:number-columns-repeated="3"/>
          <table:table-cell office:value-type="string" calcext:value-type="string">
            <text:p>Direc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Directo</text:p>
          </table:table-cell>
          <table:table-cell table:number-columns-repeated="10"/>
        </table:table-row>
      </table:table>
      <table:table table:name="Periodicidad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Irregular o aperiódico y discontinu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Irregular o aperiódico y discontinu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Irregular o aperiódico y discontinu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Irregular o aperiódico y discontinu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Irregular o aperiódico y discontinu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Irregular o aperiódico y discontinuo</text:p>
          </table:table-cell>
          <table:table-cell/>
          <table:table-cell office:value-type="string" calcext:value-type="string">
            <text:p>Irregular o aperiódico y discontinu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Irregular o aperiódico y discontinu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Irregular o aperiódico y discontin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Irregular o aperiódico y discontinuo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Irregular o aperiódico y discontinuo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Irregular o aperiódico y discontinuo</text:p>
          </table:table-cell>
          <table:table-cell table:number-columns-repeated="3"/>
          <table:table-cell office:value-type="string" calcext:value-type="string">
            <text:p>Irregular o aperiódico y discontinu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Irregular o aperiódico y discontinuo</text:p>
          </table:table-cell>
          <table:table-cell table:number-columns-repeated="10"/>
        </table:table-row>
      </table:table>
      <table:table table:name="Recuperabilidad" table:style-name="ta1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A 1.1.1.</text:p>
          </table:table-cell>
          <table:table-cell office:value-type="string" calcext:value-type="string">
            <text:p>A 1.1.2.</text:p>
          </table:table-cell>
          <table:table-cell office:value-type="string" calcext:value-type="string">
            <text:p>A 1.1.3.</text:p>
          </table:table-cell>
          <table:table-cell office:value-type="string" calcext:value-type="string">
            <text:p>A 1.1.4.</text:p>
          </table:table-cell>
          <table:table-cell office:value-type="string" calcext:value-type="string">
            <text:p>A 1.2.1.</text:p>
          </table:table-cell>
          <table:table-cell office:value-type="string" calcext:value-type="string">
            <text:p>A 1.2.2.</text:p>
          </table:table-cell>
          <table:table-cell office:value-type="string" calcext:value-type="string">
            <text:p>A 2.1.1.</text:p>
          </table:table-cell>
          <table:table-cell office:value-type="string" calcext:value-type="string">
            <text:p>A 2.1.2.</text:p>
          </table:table-cell>
          <table:table-cell office:value-type="string" calcext:value-type="string">
            <text:p>A 2.1.3.</text:p>
          </table:table-cell>
          <table:table-cell office:value-type="string" calcext:value-type="string">
            <text:p>A 2.1.4.</text:p>
          </table:table-cell>
          <table:table-cell office:value-type="string" calcext:value-type="string">
            <text:p>A 2.2.1.</text:p>
          </table:table-cell>
          <table:table-cell office:value-type="string" calcext:value-type="string">
            <text:p>A 2.2.2.</text:p>
          </table:table-cell>
        </table:table-row>
        <table:table-row table:style-name="ro1">
          <table:table-cell office:value-type="string" calcext:value-type="string">
            <text:p>F 1.1.1.</text:p>
          </table:table-cell>
          <table:table-cell table:number-columns-repeated="5"/>
          <table:table-cell table:number-columns-repeated="3" office:value-type="string" calcext:value-type="string">
            <text:p>Mitiga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 1.1.2.</text:p>
          </table:table-cell>
          <table:table-cell office:value-type="string" calcext:value-type="string">
            <text:p>Mitig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1.3.</text:p>
          </table:table-cell>
          <table:table-cell table:number-columns-repeated="4"/>
          <table:table-cell office:value-type="string" calcext:value-type="string">
            <text:p>Mitig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1.4.</text:p>
          </table:table-cell>
          <table:table-cell office:value-type="string" calcext:value-type="string">
            <text:p>Mitiga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 1.2.1.</text:p>
          </table:table-cell>
          <table:table-cell table:number-columns-repeated="4"/>
          <table:table-cell office:value-type="string" calcext:value-type="string">
            <text:p>Mitigab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 1.2.2.</text:p>
          </table:table-cell>
          <table:table-cell/>
          <table:table-cell office:value-type="string" calcext:value-type="string">
            <text:p>Mitigable</text:p>
          </table:table-cell>
          <table:table-cell/>
          <table:table-cell office:value-type="string" calcext:value-type="string">
            <text:p>Mitig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 2.1.1.</text:p>
          </table:table-cell>
          <table:table-cell table:number-columns-repeated="8"/>
          <table:table-cell office:value-type="string" calcext:value-type="string">
            <text:p>Mitig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 2.1.2.</text:p>
          </table:table-cell>
          <table:table-cell table:number-columns-repeated="9"/>
          <table:table-cell office:value-type="string" calcext:value-type="string">
            <text:p>Mitig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2.1.3.</text:p>
          </table:table-cell>
          <table:table-cell table:number-columns-repeated="10"/>
          <table:table-cell office:value-type="string" calcext:value-type="string">
            <text:p>Mitigable</text:p>
          </table:table-cell>
          <table:table-cell/>
        </table:table-row>
        <table:table-row table:style-name="ro1">
          <table:table-cell office:value-type="string" calcext:value-type="string">
            <text:p>F 2.1.4.</text:p>
          </table:table-cell>
          <table:table-cell table:number-columns-repeated="11"/>
          <table:table-cell office:value-type="string" calcext:value-type="string">
            <text:p>Mitigable</text:p>
          </table:table-cell>
        </table:table-row>
        <table:table-row table:style-name="ro1">
          <table:table-cell office:value-type="string" calcext:value-type="string">
            <text:p>F 2.2.1.</text:p>
          </table:table-cell>
          <table:table-cell table:number-columns-repeated="2"/>
          <table:table-cell office:value-type="string" calcext:value-type="string">
            <text:p>Mitigable</text:p>
          </table:table-cell>
          <table:table-cell table:number-columns-repeated="3"/>
          <table:table-cell office:value-type="string" calcext:value-type="string">
            <text:p>Mitig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2.2.2.</text:p>
          </table:table-cell>
          <table:table-cell/>
          <table:table-cell office:value-type="string" calcext:value-type="string">
            <text:p>Mitigable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 style:data-style-name="N2" text:time-value="07:33:29.5976073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5:41:51.941036247</meta:creation-date>
    <dc:date>2015-06-27T07:37:37.474320860</dc:date>
    <meta:editing-duration>PT7H35M</meta:editing-duration>
    <meta:editing-cycles>27</meta:editing-cycles>
    <meta:generator>LibreOffice/4.2.8.2$Linux_X86_64 LibreOffice_project/420m0$Build-2</meta:generator>
    <meta:document-statistic meta:table-count="20" meta:cell-count="1645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ocsv"/>
</library:library>
</file>

<file path=Basic/Standard/tocsv.xml><?xml version="1.0" encoding="utf-8"?>
<!DOCTYPE module  PUBLIC '-//OpenOffice.org//DTD OfficeDocument 1.0//EN'  'module.dtd'>
<script:module xmlns:script="http://openoffice.org/2000/script" script:name="tocsv" script:language="StarBasic">Sub Main
  '----------------------------------------------------------------------
  ' Save document

  Dim document As Object
  Dim dispatcher As Object
  document = ThisComponent.CurrentController.Frame
  dispatcher = createUnoService("com.sun.star.frame.DispatchHelper")
  dispatcher.executeDispatch(document, ".uno:Save", "", 0, Array())


rem --remplazar saltos de línea----------
dim args1(17) as new com.sun.star.beans.PropertyValue
args1(0).Name = "SearchItem.StyleFamily"
args1(0).Value = 2
args1(1).Name = "SearchItem.CellType"
args1(1).Value = 1
args1(2).Name = "SearchItem.RowDirection"
args1(2).Value = true
args1(3).Name = "SearchItem.AllTables"
args1(3).Value = true
args1(4).Name = "SearchItem.Backward"
args1(4).Value = false
args1(5).Name = "SearchItem.Pattern"
args1(5).Value = false
args1(6).Name = "SearchItem.Content"
args1(6).Value = false
args1(7).Name = "SearchItem.AsianOptions"
args1(7).Value = false
args1(8).Name = "SearchItem.AlgorithmType"
args1(8).Value = 1
args1(9).Name = "SearchItem.SearchFlags"
args1(9).Value = 65536
args1(10).Name = "SearchItem.SearchString"
args1(10).Value = "\n"
args1(11).Name = "SearchItem.ReplaceString"
args1(11).Value = "&lt;--BR--&gt;"
args1(12).Name = "SearchItem.Locale"
args1(12).Value = 255
args1(13).Name = "SearchItem.ChangedChars"
args1(13).Value = 2
args1(14).Name = "SearchItem.DeletedChars"
args1(14).Value = 2
args1(15).Name = "SearchItem.InsertedChars"
args1(15).Value = 2
args1(16).Name = "SearchItem.TransliterateFlags"
args1(16).Value = 1280
args1(17).Name = "SearchItem.Command"
args1(17).Value = 3

dispatcher.executeDispatch(document, ".uno:ExecuteSearch", "", 0, args1())

  '----------------------------------------------------------------------
  ' Export to text files

  Dim oDoc As Object ' The current Document
  Dim oSheets As Object ' A collection of all sheets
  Dim oSheet As Object ' One specific Sheet
  Dim sNewFilename As String ' New Filename
  Dim sExt As String ' The new extension to be applied
  Dim sURL As String ' Existing URL of file
  Dim sCurrDir As String ' Current Directory
  Dim oSaveSheet As Object
  Dim FileProperties(2) As New com.sun.star.beans.PropertyValue

  oDoc = thisComponent
  oSaveSheet = oDoc.CurrentController.getActiveSheet()
  oSheets = oDoc.Sheets()
  sURL = ConvertFromURL(oDoc.getLocation())
  sCurrDir = Mid(sURL,1,Len(sURL)-Len(Dir(sURL)))

  FileProperties(0).Name = "Overwrite"
  FileProperties(0).Value = True
  FileProperties(1).Name = "FilterName"
  FileProperties(1).Value = "Text - txt - csv (StarCalc)"
  FileProperties(2).Name = "FilterOptions"
  FileProperties(2).Value = "9,0,UTF8,1"
  sExt = ".csv"

  For i = 0 to (oSheets.getCount()-1)
    oSheet = oSheets.getByIndex(i)
    sNewFilename = oSheet.getName() &amp; sExt
    oDoc.CurrentController.setActiveSheet(oSheet)
    oDoc.storeToURL(ConvertToURL(sCurrDir &amp; sNewFilename),FileProperties())
  Next i

  oDoc.CurrentController.setActiveSheet(oSaveSheet) ' restores the original view

  MsgBox("Text Files Created")
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